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float" office:value="3000" table:style-name="ce2">
            <text:p>3000</text:p>
          </table:table-cell>
          <table:table-cell office:value-type="float" office:value="88" table:style-name="ce3">
            <text:p>88</text:p>
          </table:table-cell>
          <table:table-cell office:value-type="float" office:value="57" table:style-name="ce3">
            <text:p>57</text:p>
          </table:table-cell>
          <table:table-cell office:value-type="float" office:value="63" table:style-name="ce3">
            <text:p>63</text:p>
          </table:table-cell>
          <table:table-cell office:value-type="float" office:value="77" table:style-name="ce3">
            <text:p>77</text:p>
          </table:table-cell>
          <table:table-cell office:value-type="float" office:value="70" table:style-name="ce3">
            <text:p>70</text:p>
          </table:table-cell>
          <table:table-cell office:value-type="float" office:value="6" table:style-name="ce3">
            <text:p>6</text:p>
          </table:table-cell>
          <table:table-cell office:value-type="float" office:value="98" table:style-name="ce3">
            <text:p>98</text:p>
          </table:table-cell>
          <table:table-cell office:value-type="float" office:value="65" table:style-name="ce3">
            <text:p>65</text:p>
          </table:table-cell>
          <table:table-cell office:value-type="float" office:value="58" table:style-name="ce3">
            <text:p>58</text:p>
          </table:table-cell>
          <table:table-cell office:value-type="float" office:value="19" table:style-name="ce3">
            <text:p>19</text:p>
          </table:table-cell>
          <table:table-cell office:value-type="float" office:value="73" table:style-name="ce3">
            <text:p>73</text:p>
          </table:table-cell>
          <table:table-cell office:value-type="float" office:value="13" table:style-name="ce3">
            <text:p>13</text:p>
          </table:table-cell>
          <table:table-cell office:value-type="float" office:value="86" table:style-name="ce3">
            <text:p>86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3000" table:style-name="ce2">
            <text:p>3000</text:p>
          </table:table-cell>
          <table:table-cell office:value-type="float" office:value="2912" table:formula="of:=[.Q1]-[.B1]" table:style-name="ce3">
            <text:p>2912</text:p>
          </table:table-cell>
          <table:table-cell office:value-type="float" office:value="2855" table:formula="of:=[.R1]-[.C1]" table:style-name="ce3">
            <text:p>2855</text:p>
          </table:table-cell>
          <table:table-cell office:value-type="float" office:value="2792" table:formula="of:=[.S1]-[.D1]" table:style-name="ce3">
            <text:p>2792</text:p>
          </table:table-cell>
          <table:table-cell office:value-type="float" office:value="2715" table:formula="of:=[.T1]-[.E1]" table:style-name="ce3">
            <text:p>2715</text:p>
          </table:table-cell>
          <table:table-cell office:value-type="float" office:value="2645" table:formula="of:=[.U1]-[.F1]" table:style-name="ce3">
            <text:p>2645</text:p>
          </table:table-cell>
          <table:table-cell office:value-type="float" office:value="2639" table:formula="of:=[.V1]-[.G1]" table:style-name="ce3">
            <text:p>2639</text:p>
          </table:table-cell>
          <table:table-cell office:value-type="float" office:value="2541" table:formula="of:=[.W1]-[.H1]" table:style-name="ce3">
            <text:p>2541</text:p>
          </table:table-cell>
          <table:table-cell office:value-type="float" office:value="2476" table:formula="of:=[.X1]-[.I1]" table:style-name="ce3">
            <text:p>2476</text:p>
          </table:table-cell>
          <table:table-cell office:value-type="float" office:value="2418" table:formula="of:=[.Y1]-[.J1]" table:style-name="ce3">
            <text:p>2418</text:p>
          </table:table-cell>
          <table:table-cell office:value-type="float" office:value="2399" table:formula="of:=[.Z1]-[.K1]" table:style-name="ce3">
            <text:p>2399</text:p>
          </table:table-cell>
          <table:table-cell office:value-type="float" office:value="2326" table:formula="of:=[.AA1]-[.L1]" table:style-name="ce3">
            <text:p>2326</text:p>
          </table:table-cell>
          <table:table-cell office:value-type="float" office:value="2313" table:formula="of:=[.AB1]-[.M1]" table:style-name="ce3">
            <text:p>2313</text:p>
          </table:table-cell>
          <table:table-cell office:value-type="float" office:value="2227" table:formula="of:=[.AC1]-[.N1]" table:style-name="ce3">
            <text:p>2227</text:p>
          </table:table-cell>
          <table:table-cell office:value-type="float" office:value="2226" table:formula="of:=[.AD1]-[.O1]" table:style-name="ce4">
            <text:p>2226</text:p>
          </table:table-cell>
          <table:table-cell table:style-name="ce2"/>
          <table:table-cell table:number-columns-repeated="1635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66" table:style-name="ce6">
            <text:p>66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6">
            <text:p>14</text:p>
          </table:table-cell>
          <table:table-cell office:value-type="float" office:value="36" table:style-name="ce6">
            <text:p>36</text:p>
          </table:table-cell>
          <table:table-cell office:value-type="float" office:value="65" table:style-name="ce6">
            <text:p>65</text:p>
          </table:table-cell>
          <table:table-cell office:value-type="float" office:value="51" table:style-name="ce6">
            <text:p>51</text:p>
          </table:table-cell>
          <table:table-cell office:value-type="float" office:value="4" table:style-name="ce6">
            <text:p>4</text:p>
          </table:table-cell>
          <table:table-cell office:value-type="float" office:value="45" table:style-name="ce6">
            <text:p>45</text:p>
          </table:table-cell>
          <table:table-cell office:value-type="float" office:value="78" table:style-name="ce6">
            <text:p>78</text:p>
          </table:table-cell>
          <table:table-cell office:value-type="float" office:value="12" table:style-name="ce6">
            <text:p>12</text:p>
          </table:table-cell>
          <table:table-cell office:value-type="float" office:value="31" table:style-name="ce6">
            <text:p>31</text:p>
          </table:table-cell>
          <table:table-cell office:value-type="float" office:value="91" table:style-name="ce6">
            <text:p>91</text:p>
          </table:table-cell>
          <table:table-cell office:value-type="float" office:value="12" table:style-name="ce6">
            <text:p>12</text:p>
          </table:table-cell>
          <table:table-cell office:value-type="float" office:value="86" table:style-name="ce7">
            <text:p>86</text:p>
          </table:table-cell>
          <table:table-cell table:style-name="ce1"/>
          <table:table-cell office:value-type="float" office:value="2978" table:formula="of:=[.Q1]-[.A2]*2" table:style-name="ce5">
            <text:p>2978</text:p>
          </table:table-cell>
          <table:table-cell office:value-type="float" office:value="2912" table:formula="of:=MAX([.R1]-[.B2]*2;[.Q2]-[.B2])" table:style-name="ce6">
            <text:p>2912</text:p>
          </table:table-cell>
          <table:table-cell office:value-type="float" office:value="2909" table:formula="of:=MAX([.S1]-[.C2]*2;[.R2]-[.C2])" table:style-name="ce6">
            <text:p>2909</text:p>
          </table:table-cell>
          <table:table-cell office:value-type="float" office:value="2895" table:formula="of:=MAX([.T1]-[.D2]*2;[.S2]-[.D2])" table:style-name="ce6">
            <text:p>2895</text:p>
          </table:table-cell>
          <table:table-cell office:value-type="float" office:value="2859" table:formula="of:=MAX([.U1]-[.E2]*2;[.T2]-[.E2])" table:style-name="ce6">
            <text:p>2859</text:p>
          </table:table-cell>
          <table:table-cell office:value-type="float" office:value="2794" table:formula="of:=MAX([.V1]-[.F2]*2;[.U2]-[.F2])" table:style-name="ce6">
            <text:p>2794</text:p>
          </table:table-cell>
          <table:table-cell office:value-type="float" office:value="2743" table:formula="of:=MAX([.W1]-[.G2]*2;[.V2]-[.G2])" table:style-name="ce6">
            <text:p>2743</text:p>
          </table:table-cell>
          <table:table-cell office:value-type="float" office:value="2739" table:formula="of:=MAX([.X1]-[.H2]*2;[.W2]-[.H2])" table:style-name="ce6">
            <text:p>2739</text:p>
          </table:table-cell>
          <table:table-cell office:value-type="float" office:value="2694" table:formula="of:=MAX([.Y1]-[.I2]*2;[.X2]-[.I2])" table:style-name="ce6">
            <text:p>2694</text:p>
          </table:table-cell>
          <table:table-cell office:value-type="float" office:value="2616" table:formula="of:=MAX([.Z1]-[.J2]*2;[.Y2]-[.J2])" table:style-name="ce6">
            <text:p>2616</text:p>
          </table:table-cell>
          <table:table-cell office:value-type="float" office:value="2604" table:formula="of:=MAX([.AA1]-[.K2]*2;[.Z2]-[.K2])" table:style-name="ce6">
            <text:p>2604</text:p>
          </table:table-cell>
          <table:table-cell office:value-type="float" office:value="2573" table:formula="of:=MAX([.AB1]-[.L2]*2;[.AA2]-[.L2])" table:style-name="ce6">
            <text:p>2573</text:p>
          </table:table-cell>
          <table:table-cell office:value-type="float" office:value="2482" table:formula="of:=MAX([.AC1]-[.M2]*2;[.AB2]-[.M2])" table:style-name="ce6">
            <text:p>2482</text:p>
          </table:table-cell>
          <table:table-cell office:value-type="float" office:value="2470" table:formula="of:=MAX([.AD1]-[.N2]*2;[.AC2]-[.N2])" table:style-name="ce6">
            <text:p>2470</text:p>
          </table:table-cell>
          <table:table-cell office:value-type="float" office:value="2384" table:formula="of:=MAX([.AE1]-[.O2]*2;[.AD2]-[.O2])" table:style-name="ce7">
            <text:p>2384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41" table:style-name="ce6">
            <text:p>41</text:p>
          </table:table-cell>
          <table:table-cell office:value-type="float" office:value="46" table:style-name="ce6">
            <text:p>46</text:p>
          </table:table-cell>
          <table:table-cell office:value-type="float" office:value="70" table:style-name="ce6">
            <text:p>70</text:p>
          </table:table-cell>
          <table:table-cell office:value-type="float" office:value="39" table:style-name="ce6">
            <text:p>39</text:p>
          </table:table-cell>
          <table:table-cell office:value-type="float" office:value="7" table:style-name="ce6">
            <text:p>7</text:p>
          </table:table-cell>
          <table:table-cell office:value-type="float" office:value="76" table:style-name="ce6">
            <text:p>76</text:p>
          </table:table-cell>
          <table:table-cell office:value-type="float" office:value="23" table:style-name="ce6">
            <text:p>2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62" table:style-name="ce6">
            <text:p>62</text:p>
          </table:table-cell>
          <table:table-cell office:value-type="float" office:value="75" table:style-name="ce6">
            <text:p>75</text:p>
          </table:table-cell>
          <table:table-cell office:value-type="float" office:value="63" table:style-name="ce6">
            <text:p>63</text:p>
          </table:table-cell>
          <table:table-cell office:value-type="float" office:value="65" table:style-name="ce6">
            <text:p>65</text:p>
          </table:table-cell>
          <table:table-cell office:value-type="float" office:value="54" table:style-name="ce7">
            <text:p>54</text:p>
          </table:table-cell>
          <table:table-cell table:style-name="ce1"/>
          <table:table-cell office:value-type="float" office:value="2856" table:formula="of:=[.Q2]-[.A3]*2" table:style-name="ce5">
            <text:p>2856</text:p>
          </table:table-cell>
          <table:table-cell office:value-type="float" office:value="2830" table:formula="of:=MAX([.R2]-[.B3]*2;[.Q3]-[.B3])" table:style-name="ce6">
            <text:p>2830</text:p>
          </table:table-cell>
          <table:table-cell office:value-type="float" office:value="2817" table:formula="of:=MAX([.S2]-[.C3]*2;[.R3]-[.C3])" table:style-name="ce6">
            <text:p>2817</text:p>
          </table:table-cell>
          <table:table-cell office:value-type="float" office:value="2755" table:formula="of:=MAX([.T2]-[.D3]*2;[.S3]-[.D3])" table:style-name="ce6">
            <text:p>2755</text:p>
          </table:table-cell>
          <table:table-cell office:value-type="float" office:value="2781" table:formula="of:=MAX([.U2]-[.E3]*2;[.T3]-[.E3])" table:style-name="ce6">
            <text:p>2781</text:p>
          </table:table-cell>
          <table:table-cell office:value-type="float" office:value="2780" table:formula="of:=MAX([.V2]-[.F3]*2;[.U3]-[.F3])" table:style-name="ce6">
            <text:p>2780</text:p>
          </table:table-cell>
          <table:table-cell office:value-type="float" office:value="2704" table:formula="of:=MAX([.W2]-[.G3]*2;[.V3]-[.G3])" table:style-name="ce6">
            <text:p>2704</text:p>
          </table:table-cell>
          <table:table-cell office:value-type="float" office:value="2693" table:formula="of:=MAX([.X2]-[.H3]*2;[.W3]-[.H3])" table:style-name="ce6">
            <text:p>2693</text:p>
          </table:table-cell>
          <table:table-cell office:value-type="float" office:value="2690" table:formula="of:=MAX([.Y2]-[.I3]*2;[.X3]-[.I3])" table:style-name="ce6">
            <text:p>2690</text:p>
          </table:table-cell>
          <table:table-cell office:value-type="float" office:value="2686" table:formula="of:=MAX([.Z2]-[.J3]*2;[.Y3]-[.J3])" table:style-name="ce6">
            <text:p>2686</text:p>
          </table:table-cell>
          <table:table-cell office:value-type="float" office:value="2624" table:formula="of:=MAX([.AA2]-[.K3]*2;[.Z3]-[.K3])" table:style-name="ce6">
            <text:p>2624</text:p>
          </table:table-cell>
          <table:table-cell office:value-type="float" office:value="2549" table:formula="of:=MAX([.AB2]-[.L3]*2;[.AA3]-[.L3])" table:style-name="ce6">
            <text:p>2549</text:p>
          </table:table-cell>
          <table:table-cell office:value-type="float" office:value="2486" table:formula="of:=MAX([.AC2]-[.M3]*2;[.AB3]-[.M3])" table:style-name="ce6">
            <text:p>2486</text:p>
          </table:table-cell>
          <table:table-cell office:value-type="float" office:value="2421" table:formula="of:=MAX([.AD2]-[.N3]*2;[.AC3]-[.N3])" table:style-name="ce6">
            <text:p>2421</text:p>
          </table:table-cell>
          <table:table-cell office:value-type="float" office:value="2367" table:formula="of:=MAX([.AE2]-[.O3]*2;[.AD3]-[.O3])" table:style-name="ce7">
            <text:p>2367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73" table:style-name="ce6">
            <text:p>73</text:p>
          </table:table-cell>
          <table:table-cell office:value-type="float" office:value="65" table:style-name="ce6">
            <text:p>65</text:p>
          </table:table-cell>
          <table:table-cell office:value-type="float" office:value="44" table:style-name="ce6">
            <text:p>44</text:p>
          </table:table-cell>
          <table:table-cell office:value-type="float" office:value="42" table:style-name="ce6">
            <text:p>42</text:p>
          </table:table-cell>
          <table:table-cell office:value-type="float" office:value="14" table:style-name="ce6">
            <text:p>14</text:p>
          </table:table-cell>
          <table:table-cell office:value-type="float" office:value="50" table:style-name="ce6">
            <text:p>50</text:p>
          </table:table-cell>
          <table:table-cell office:value-type="float" office:value="92" table:style-name="ce6">
            <text:p>92</text:p>
          </table:table-cell>
          <table:table-cell office:value-type="float" office:value="94" table:style-name="ce6">
            <text:p>94</text:p>
          </table:table-cell>
          <table:table-cell office:value-type="float" office:value="37" table:style-name="ce5">
            <text:p>37</text:p>
          </table:table-cell>
          <table:table-cell office:value-type="float" office:value="6" table:style-name="ce6">
            <text:p>6</text:p>
          </table:table-cell>
          <table:table-cell office:value-type="float" office:value="78" table:style-name="ce6">
            <text:p>78</text:p>
          </table:table-cell>
          <table:table-cell office:value-type="float" office:value="46" table:style-name="ce6">
            <text:p>46</text:p>
          </table:table-cell>
          <table:table-cell office:value-type="float" office:value="97" table:style-name="ce6">
            <text:p>97</text:p>
          </table:table-cell>
          <table:table-cell office:value-type="float" office:value="17" table:style-name="ce7">
            <text:p>17</text:p>
          </table:table-cell>
          <table:table-cell table:style-name="ce1"/>
          <table:table-cell office:value-type="float" office:value="2684" table:formula="of:=[.Q3]-[.A4]*2" table:style-name="ce5">
            <text:p>2684</text:p>
          </table:table-cell>
          <table:table-cell office:value-type="float" office:value="2684" table:formula="of:=MAX([.R3]-[.B4]*2;[.Q4]-[.B4])" table:style-name="ce6">
            <text:p>2684</text:p>
          </table:table-cell>
          <table:table-cell office:value-type="float" office:value="2687" table:formula="of:=MAX([.S3]-[.C4]*2;[.R4]-[.C4])" table:style-name="ce6">
            <text:p>2687</text:p>
          </table:table-cell>
          <table:table-cell office:value-type="float" office:value="2667" table:formula="of:=MAX([.T3]-[.D4]*2;[.S4]-[.D4])" table:style-name="ce6">
            <text:p>2667</text:p>
          </table:table-cell>
          <table:table-cell office:value-type="float" office:value="2697" table:formula="of:=MAX([.U3]-[.E4]*2;[.T4]-[.E4])" table:style-name="ce6">
            <text:p>2697</text:p>
          </table:table-cell>
          <table:table-cell office:value-type="float" office:value="2752" table:formula="of:=MAX([.V3]-[.F4]*2;[.U4]-[.F4])" table:style-name="ce6">
            <text:p>2752</text:p>
          </table:table-cell>
          <table:table-cell office:value-type="float" office:value="2702" table:formula="of:=MAX([.W3]-[.G4]*2;[.V4]-[.G4])" table:style-name="ce6">
            <text:p>2702</text:p>
          </table:table-cell>
          <table:table-cell office:value-type="float" office:value="2610" table:formula="of:=MAX([.X3]-[.H4]*2;[.W4]-[.H4])" table:style-name="ce6">
            <text:p>2610</text:p>
          </table:table-cell>
          <table:table-cell office:value-type="float" office:value="2516" table:formula="of:=MAX([.Y3]-[.I4]*2;[.X4]-[.I4])" table:style-name="ce6">
            <text:p>2516</text:p>
          </table:table-cell>
          <table:table-cell office:value-type="float" office:value="2612" table:formula="of:=MAX([.Z3]-[.J4]*2)" table:style-name="ce5">
            <text:p>2612</text:p>
          </table:table-cell>
          <table:table-cell office:value-type="float" office:value="2612" table:formula="of:=MAX([.AA3]-[.K4]*2;[.Z4]-[.K4])" table:style-name="ce6">
            <text:p>2612</text:p>
          </table:table-cell>
          <table:table-cell office:value-type="float" office:value="2534" table:formula="of:=MAX([.AB3]-[.L4]*2;[.AA4]-[.L4])" table:style-name="ce6">
            <text:p>2534</text:p>
          </table:table-cell>
          <table:table-cell office:value-type="float" office:value="2488" table:formula="of:=MAX([.AC3]-[.M4]*2;[.AB4]-[.M4])" table:style-name="ce6">
            <text:p>2488</text:p>
          </table:table-cell>
          <table:table-cell office:value-type="float" office:value="2391" table:formula="of:=MAX([.AD3]-[.N4]*2;[.AC4]-[.N4])" table:style-name="ce6">
            <text:p>2391</text:p>
          </table:table-cell>
          <table:table-cell office:value-type="float" office:value="2374" table:formula="of:=MAX([.AE3]-[.O4]*2;[.AD4]-[.O4])" table:style-name="ce7">
            <text:p>2374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40" table:style-name="ce6">
            <text:p>40</text:p>
          </table:table-cell>
          <table:table-cell office:value-type="float" office:value="51" table:style-name="ce6">
            <text:p>51</text:p>
          </table:table-cell>
          <table:table-cell office:value-type="float" office:value="62" table:style-name="ce6">
            <text:p>62</text:p>
          </table:table-cell>
          <table:table-cell office:value-type="float" office:value="12" table:style-name="ce6">
            <text:p>12</text:p>
          </table:table-cell>
          <table:table-cell office:value-type="float" office:value="17" table:style-name="ce6">
            <text:p>17</text:p>
          </table:table-cell>
          <table:table-cell office:value-type="float" office:value="58" table:style-name="ce6">
            <text:p>58</text:p>
          </table:table-cell>
          <table:table-cell office:value-type="float" office:value="49" table:style-name="ce6">
            <text:p>49</text:p>
          </table:table-cell>
          <table:table-cell office:value-type="float" office:value="83" table:style-name="ce6">
            <text:p>83</text:p>
          </table:table-cell>
          <table:table-cell office:value-type="float" office:value="97" table:style-name="ce5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14" table:style-name="ce6">
            <text:p>14</text:p>
          </table:table-cell>
          <table:table-cell office:value-type="float" office:value="6" table:style-name="ce6">
            <text:p>6</text:p>
          </table:table-cell>
          <table:table-cell office:value-type="float" office:value="47" table:style-name="ce6">
            <text:p>47</text:p>
          </table:table-cell>
          <table:table-cell office:value-type="float" office:value="55" table:style-name="ce7">
            <text:p>55</text:p>
          </table:table-cell>
          <table:table-cell table:style-name="ce1"/>
          <table:table-cell office:value-type="float" office:value="2494" table:formula="of:=[.Q4]-[.A5]*2" table:style-name="ce5">
            <text:p>2494</text:p>
          </table:table-cell>
          <table:table-cell office:value-type="float" office:value="2604" table:formula="of:=MAX([.R4]-[.B5]*2;[.Q5]-[.B5])" table:style-name="ce6">
            <text:p>2604</text:p>
          </table:table-cell>
          <table:table-cell office:value-type="float" office:value="2585" table:formula="of:=MAX([.S4]-[.C5]*2;[.R5]-[.C5])" table:style-name="ce6">
            <text:p>2585</text:p>
          </table:table-cell>
          <table:table-cell office:value-type="float" office:value="2543" table:formula="of:=MAX([.T4]-[.D5]*2;[.S5]-[.D5])" table:style-name="ce6">
            <text:p>2543</text:p>
          </table:table-cell>
          <table:table-cell office:value-type="float" office:value="2673" table:formula="of:=MAX([.U4]-[.E5]*2;[.T5]-[.E5])" table:style-name="ce6">
            <text:p>2673</text:p>
          </table:table-cell>
          <table:table-cell office:value-type="float" office:value="2718" table:formula="of:=MAX([.V4]-[.F5]*2;[.U5]-[.F5])" table:style-name="ce6">
            <text:p>2718</text:p>
          </table:table-cell>
          <table:table-cell office:value-type="float" office:value="2660" table:formula="of:=MAX([.W4]-[.G5]*2;[.V5]-[.G5])" table:style-name="ce6">
            <text:p>2660</text:p>
          </table:table-cell>
          <table:table-cell office:value-type="float" office:value="2611" table:formula="of:=MAX([.X4]-[.H5]*2;[.W5]-[.H5])" table:style-name="ce6">
            <text:p>2611</text:p>
          </table:table-cell>
          <table:table-cell office:value-type="float" office:value="2528" table:formula="of:=MAX([.Y4]-[.I5]*2;[.X5]-[.I5])" table:style-name="ce6">
            <text:p>2528</text:p>
          </table:table-cell>
          <table:table-cell office:value-type="float" office:value="2418" table:formula="of:=MAX([.Z4]-[.J5]*2)" table:style-name="ce5">
            <text:p>2418</text:p>
          </table:table-cell>
          <table:table-cell office:value-type="float" office:value="2472" table:formula="of:=MAX([.AA4]-[.K5]*2;[.Z5]-[.K5])" table:style-name="ce6">
            <text:p>2472</text:p>
          </table:table-cell>
          <table:table-cell office:value-type="float" office:value="2506" table:formula="of:=MAX([.AB4]-[.L5]*2;[.AA5]-[.L5])" table:style-name="ce6">
            <text:p>2506</text:p>
          </table:table-cell>
          <table:table-cell office:value-type="float" office:value="2500" table:formula="of:=MAX([.AC4]-[.M5]*2;[.AB5]-[.M5])" table:style-name="ce6">
            <text:p>2500</text:p>
          </table:table-cell>
          <table:table-cell office:value-type="float" office:value="2453" table:formula="of:=MAX([.AD4]-[.N5]*2;[.AC5]-[.N5])" table:style-name="ce6">
            <text:p>2453</text:p>
          </table:table-cell>
          <table:table-cell office:value-type="float" office:value="2398" table:formula="of:=MAX([.AE4]-[.O5]*2;[.AD5]-[.O5])" table:style-name="ce7">
            <text:p>2398</text:p>
          </table:table-cell>
          <table:table-cell table:style-name="ce5"/>
          <table:table-cell table:number-columns-repeated="1635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float" office:value="43" table:style-name="ce6">
            <text:p>43</text:p>
          </table:table-cell>
          <table:table-cell office:value-type="float" office:value="22" table:style-name="ce6">
            <text:p>22</text:p>
          </table:table-cell>
          <table:table-cell office:value-type="float" office:value="77" table:style-name="ce6">
            <text:p>77</text:p>
          </table:table-cell>
          <table:table-cell office:value-type="float" office:value="71" table:style-name="ce6">
            <text:p>71</text:p>
          </table:table-cell>
          <table:table-cell office:value-type="float" office:value="53" table:style-name="ce6">
            <text:p>53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6">
            <text:p>58</text:p>
          </table:table-cell>
          <table:table-cell office:value-type="float" office:value="37" table:style-name="ce6">
            <text:p>37</text:p>
          </table:table-cell>
          <table:table-cell office:value-type="float" office:value="69" table:style-name="ce8">
            <text:p>69</text:p>
          </table:table-cell>
          <table:table-cell office:value-type="float" office:value="48" table:style-name="ce9">
            <text:p>48</text:p>
          </table:table-cell>
          <table:table-cell office:value-type="float" office:value="98" table:style-name="ce9">
            <text:p>98</text:p>
          </table:table-cell>
          <table:table-cell office:value-type="float" office:value="97" table:style-name="ce6">
            <text:p>97</text:p>
          </table:table-cell>
          <table:table-cell office:value-type="float" office:value="89" table:style-name="ce6">
            <text:p>89</text:p>
          </table:table-cell>
          <table:table-cell office:value-type="float" office:value="35" table:style-name="ce7">
            <text:p>35</text:p>
          </table:table-cell>
          <table:table-cell table:style-name="ce1"/>
          <table:table-cell office:value-type="float" office:value="2344" table:formula="of:=[.Q5]-[.A6]*2" table:style-name="ce5">
            <text:p>2344</text:p>
          </table:table-cell>
          <table:table-cell office:value-type="float" office:value="2518" table:formula="of:=MAX([.R5]-[.B6]*2;[.Q6]-[.B6])" table:style-name="ce6">
            <text:p>2518</text:p>
          </table:table-cell>
          <table:table-cell office:value-type="float" office:value="2541" table:formula="of:=MAX([.S5]-[.C6]*2;[.R6]-[.C6])" table:style-name="ce6">
            <text:p>2541</text:p>
          </table:table-cell>
          <table:table-cell office:value-type="float" office:value="2464" table:formula="of:=MAX([.T5]-[.D6]*2;[.S6]-[.D6])" table:style-name="ce6">
            <text:p>2464</text:p>
          </table:table-cell>
          <table:table-cell office:value-type="float" office:value="2531" table:formula="of:=MAX([.U5]-[.E6]*2;[.T6]-[.E6])" table:style-name="ce6">
            <text:p>2531</text:p>
          </table:table-cell>
          <table:table-cell office:value-type="float" office:value="2612" table:formula="of:=MAX([.V5]-[.F6]*2;[.U6]-[.F6])" table:style-name="ce6">
            <text:p>2612</text:p>
          </table:table-cell>
          <table:table-cell office:value-type="float" office:value="2622" table:formula="of:=MAX([.W5]-[.G6]*2;[.V6]-[.G6])" table:style-name="ce6">
            <text:p>2622</text:p>
          </table:table-cell>
          <table:table-cell office:value-type="float" office:value="2564" table:formula="of:=MAX([.X5]-[.H6]*2;[.W6]-[.H6])" table:style-name="ce6">
            <text:p>2564</text:p>
          </table:table-cell>
          <table:table-cell office:value-type="float" office:value="2527" table:formula="of:=MAX([.Y5]-[.I6]*2;[.X6]-[.I6])" table:style-name="ce6">
            <text:p>2527</text:p>
          </table:table-cell>
          <table:table-cell office:value-type="float" office:value="2280" table:formula="of:=MAX([.Z5]-[.J6]*2)" table:style-name="ce5">
            <text:p>2280</text:p>
          </table:table-cell>
          <table:table-cell office:value-type="float" office:value="2376" table:formula="of:=MAX([.AA5]-[.K6]*2;[.Z6]-[.K6])" table:style-name="ce9">
            <text:p>2376</text:p>
          </table:table-cell>
          <table:table-cell office:value-type="float" office:value="2310" table:formula="of:=MAX([.AB5]-[.L6]*2;[.AA6]-[.L6])" table:style-name="ce9">
            <text:p>2310</text:p>
          </table:table-cell>
          <table:table-cell office:value-type="float" office:value="2306" table:formula="of:=MAX([.AC5]-[.M6]*2;[.AB6]-[.M6])" table:style-name="ce6">
            <text:p>2306</text:p>
          </table:table-cell>
          <table:table-cell office:value-type="float" office:value="2275" table:formula="of:=MAX([.AD5]-[.N6]*2;[.AC6]-[.N6])" table:style-name="ce6">
            <text:p>2275</text:p>
          </table:table-cell>
          <table:table-cell office:value-type="float" office:value="2328" table:formula="of:=MAX([.AE5]-[.O6]*2;[.AD6]-[.O6])" table:style-name="ce7">
            <text:p>2328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84" table:style-name="ce6">
            <text:p>84</text:p>
          </table:table-cell>
          <table:table-cell office:value-type="float" office:value="34" table:style-name="ce6">
            <text:p>34</text:p>
          </table:table-cell>
          <table:table-cell office:value-type="float" office:value="52" table:style-name="ce6">
            <text:p>52</text:p>
          </table:table-cell>
          <table:table-cell office:value-type="float" office:value="37" table:style-name="ce6">
            <text:p>37</text:p>
          </table:table-cell>
          <table:table-cell office:value-type="float" office:value="39" table:style-name="ce6">
            <text:p>39</text:p>
          </table:table-cell>
          <table:table-cell office:value-type="float" office:value="72" table:style-name="ce6">
            <text:p>72</text:p>
          </table:table-cell>
          <table:table-cell office:value-type="float" office:value="84" table:style-name="ce6">
            <text:p>84</text:p>
          </table:table-cell>
          <table:table-cell office:value-type="float" office:value="19" table:style-name="ce6">
            <text:p>19</text:p>
          </table:table-cell>
          <table:table-cell office:value-type="float" office:value="49" table:style-name="ce6">
            <text:p>49</text:p>
          </table:table-cell>
          <table:table-cell office:value-type="float" office:value="10" table:style-name="ce6">
            <text:p>10</text:p>
          </table:table-cell>
          <table:table-cell office:value-type="float" office:value="78" table:style-name="ce6">
            <text:p>78</text:p>
          </table:table-cell>
          <table:table-cell office:value-type="float" office:value="75" table:style-name="ce6">
            <text:p>75</text:p>
          </table:table-cell>
          <table:table-cell office:value-type="float" office:value="7" table:style-name="ce6">
            <text:p>7</text:p>
          </table:table-cell>
          <table:table-cell office:value-type="float" office:value="42" table:style-name="ce7">
            <text:p>42</text:p>
          </table:table-cell>
          <table:table-cell table:style-name="ce1"/>
          <table:table-cell office:value-type="float" office:value="2300" table:formula="of:=[.Q6]-[.A7]*2" table:style-name="ce5">
            <text:p>2300</text:p>
          </table:table-cell>
          <table:table-cell office:value-type="float" office:value="2350" table:formula="of:=MAX([.R6]-[.B7]*2;[.Q7]-[.B7])" table:style-name="ce6">
            <text:p>2350</text:p>
          </table:table-cell>
          <table:table-cell office:value-type="float" office:value="2473" table:formula="of:=MAX([.S6]-[.C7]*2;[.R7]-[.C7])" table:style-name="ce6">
            <text:p>2473</text:p>
          </table:table-cell>
          <table:table-cell office:value-type="float" office:value="2421" table:formula="of:=MAX([.T6]-[.D7]*2;[.S7]-[.D7])" table:style-name="ce6">
            <text:p>2421</text:p>
          </table:table-cell>
          <table:table-cell office:value-type="float" office:value="2457" table:formula="of:=MAX([.U6]-[.E7]*2;[.T7]-[.E7])" table:style-name="ce6">
            <text:p>2457</text:p>
          </table:table-cell>
          <table:table-cell office:value-type="float" office:value="2534" table:formula="of:=MAX([.V6]-[.F7]*2;[.U7]-[.F7])" table:style-name="ce6">
            <text:p>2534</text:p>
          </table:table-cell>
          <table:table-cell office:value-type="float" office:value="2478" table:formula="of:=MAX([.W6]-[.G7]*2;[.V7]-[.G7])" table:style-name="ce6">
            <text:p>2478</text:p>
          </table:table-cell>
          <table:table-cell office:value-type="float" office:value="2396" table:formula="of:=MAX([.X6]-[.H7]*2;[.W7]-[.H7])" table:style-name="ce6">
            <text:p>2396</text:p>
          </table:table-cell>
          <table:table-cell office:value-type="float" office:value="2489" table:formula="of:=MAX([.Y6]-[.I7]*2;[.X7]-[.I7])" table:style-name="ce6">
            <text:p>2489</text:p>
          </table:table-cell>
          <table:table-cell office:value-type="float" office:value="2440" table:formula="of:=MAX([.Y7]-[.J7])" table:style-name="ce6">
            <text:p>2440</text:p>
          </table:table-cell>
          <table:table-cell office:value-type="float" office:value="2430" table:formula="of:=MAX([.Z7]-[.K7])" table:style-name="ce6">
            <text:p>2430</text:p>
          </table:table-cell>
          <table:table-cell office:value-type="float" office:value="2352" table:formula="of:=MAX([.AA7]-[.L7])" table:style-name="ce6">
            <text:p>2352</text:p>
          </table:table-cell>
          <table:table-cell office:value-type="float" office:value="2277" table:formula="of:=MAX([.AC6]-[.M7]*2;[.AB7]-[.M7])" table:style-name="ce6">
            <text:p>2277</text:p>
          </table:table-cell>
          <table:table-cell office:value-type="float" office:value="2270" table:formula="of:=MAX([.AD6]-[.N7]*2;[.AC7]-[.N7])" table:style-name="ce6">
            <text:p>2270</text:p>
          </table:table-cell>
          <table:table-cell office:value-type="float" office:value="2244" table:formula="of:=MAX([.AE6]-[.O7]*2;[.AD7]-[.O7])" table:style-name="ce7">
            <text:p>2244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93" table:style-name="ce6">
            <text:p>93</text:p>
          </table:table-cell>
          <table:table-cell office:value-type="float" office:value="9" table:style-name="ce6">
            <text:p>9</text:p>
          </table:table-cell>
          <table:table-cell office:value-type="float" office:value="90" table:style-name="ce5">
            <text:p>90</text:p>
          </table:table-cell>
          <table:table-cell office:value-type="float" office:value="13" table:style-name="ce6">
            <text:p>13</text:p>
          </table:table-cell>
          <table:table-cell office:value-type="float" office:value="31" table:style-name="ce6">
            <text:p>31</text:p>
          </table:table-cell>
          <table:table-cell office:value-type="float" office:value="93" table:style-name="ce6">
            <text:p>93</text:p>
          </table:table-cell>
          <table:table-cell office:value-type="float" office:value="54" table:style-name="ce6">
            <text:p>54</text:p>
          </table:table-cell>
          <table:table-cell office:value-type="float" office:value="73" table:style-name="ce6">
            <text:p>73</text:p>
          </table:table-cell>
          <table:table-cell office:value-type="float" office:value="52" table:style-name="ce6">
            <text:p>52</text:p>
          </table:table-cell>
          <table:table-cell office:value-type="float" office:value="4" table:style-name="ce6">
            <text:p>4</text:p>
          </table:table-cell>
          <table:table-cell office:value-type="float" office:value="94" table:style-name="ce6">
            <text:p>94</text:p>
          </table:table-cell>
          <table:table-cell office:value-type="float" office:value="37" table:style-name="ce6">
            <text:p>37</text:p>
          </table:table-cell>
          <table:table-cell office:value-type="float" office:value="81" table:style-name="ce6">
            <text:p>81</text:p>
          </table:table-cell>
          <table:table-cell office:value-type="float" office:value="22" table:style-name="ce7">
            <text:p>22</text:p>
          </table:table-cell>
          <table:table-cell table:style-name="ce1"/>
          <table:table-cell office:value-type="float" office:value="2182" table:formula="of:=[.Q7]-[.A8]*2" table:style-name="ce5">
            <text:p>2182</text:p>
          </table:table-cell>
          <table:table-cell office:value-type="float" office:value="2164" table:formula="of:=MAX([.R7]-[.B8]*2;[.Q8]-[.B8])" table:style-name="ce6">
            <text:p>2164</text:p>
          </table:table-cell>
          <table:table-cell office:value-type="float" office:value="2455" table:formula="of:=MAX([.S7]-[.C8]*2;[.R8]-[.C8])" table:style-name="ce6">
            <text:p>2455</text:p>
          </table:table-cell>
          <table:table-cell office:value-type="float" office:value="2241" table:formula="of:=MAX([.T7]-[.D8]*2)" table:style-name="ce5">
            <text:p>2241</text:p>
          </table:table-cell>
          <table:table-cell office:value-type="float" office:value="2431" table:formula="of:=MAX([.U7]-[.E8]*2;[.T8]-[.E8])" table:style-name="ce6">
            <text:p>2431</text:p>
          </table:table-cell>
          <table:table-cell office:value-type="float" office:value="2472" table:formula="of:=MAX([.V7]-[.F8]*2;[.U8]-[.F8])" table:style-name="ce6">
            <text:p>2472</text:p>
          </table:table-cell>
          <table:table-cell office:value-type="float" office:value="2379" table:formula="of:=MAX([.W7]-[.G8]*2;[.V8]-[.G8])" table:style-name="ce6">
            <text:p>2379</text:p>
          </table:table-cell>
          <table:table-cell office:value-type="float" office:value="2325" table:formula="of:=MAX([.X7]-[.H8]*2;[.W8]-[.H8])" table:style-name="ce6">
            <text:p>2325</text:p>
          </table:table-cell>
          <table:table-cell office:value-type="float" office:value="2343" table:formula="of:=MAX([.Y7]-[.I8]*2;[.X8]-[.I8])" table:style-name="ce6">
            <text:p>2343</text:p>
          </table:table-cell>
          <table:table-cell office:value-type="float" office:value="2336" table:formula="of:=MAX([.Z7]-[.J8]*2;[.Y8]-[.J8])" table:style-name="ce6">
            <text:p>2336</text:p>
          </table:table-cell>
          <table:table-cell office:value-type="float" office:value="2422" table:formula="of:=MAX([.AA7]-[.K8]*2;[.Z8]-[.K8])" table:style-name="ce6">
            <text:p>2422</text:p>
          </table:table-cell>
          <table:table-cell office:value-type="float" office:value="2328" table:formula="of:=MAX([.AB7]-[.L8]*2;[.AA8]-[.L8])" table:style-name="ce6">
            <text:p>2328</text:p>
          </table:table-cell>
          <table:table-cell office:value-type="float" office:value="2291" table:formula="of:=MAX([.AC7]-[.M8]*2;[.AB8]-[.M8])" table:style-name="ce6">
            <text:p>2291</text:p>
          </table:table-cell>
          <table:table-cell office:value-type="float" office:value="2210" table:formula="of:=MAX([.AD7]-[.N8]*2;[.AC8]-[.N8])" table:style-name="ce6">
            <text:p>2210</text:p>
          </table:table-cell>
          <table:table-cell office:value-type="float" office:value="2200" table:formula="of:=MAX([.AE7]-[.O8]*2;[.AD8]-[.O8])" table:style-name="ce7">
            <text:p>2200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76" table:style-name="ce6">
            <text:p>76</text:p>
          </table:table-cell>
          <table:table-cell office:value-type="float" office:value="84" table:style-name="ce6">
            <text:p>84</text:p>
          </table:table-cell>
          <table:table-cell office:value-type="float" office:value="83" table:style-name="ce5">
            <text:p>83</text:p>
          </table:table-cell>
          <table:table-cell office:value-type="float" office:value="87" table:style-name="ce6">
            <text:p>87</text:p>
          </table:table-cell>
          <table:table-cell office:value-type="float" office:value="36" table:style-name="ce6">
            <text:p>36</text:p>
          </table:table-cell>
          <table:table-cell office:value-type="float" office:value="26" table:style-name="ce6">
            <text:p>2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73" table:style-name="ce6">
            <text:p>73</text:p>
          </table:table-cell>
          <table:table-cell office:value-type="float" office:value="24" table:style-name="ce6">
            <text:p>24</text:p>
          </table:table-cell>
          <table:table-cell office:value-type="float" office:value="47" table:style-name="ce6">
            <text:p>47</text:p>
          </table:table-cell>
          <table:table-cell office:value-type="float" office:value="42" table:style-name="ce6">
            <text:p>42</text:p>
          </table:table-cell>
          <table:table-cell office:value-type="float" office:value="52" table:style-name="ce6">
            <text:p>52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2046" table:formula="of:=[.Q8]-[.A9]*2" table:style-name="ce5">
            <text:p>2046</text:p>
          </table:table-cell>
          <table:table-cell office:value-type="float" office:value="2012" table:formula="of:=MAX([.R8]-[.B9]*2;[.Q9]-[.B9])" table:style-name="ce6">
            <text:p>2012</text:p>
          </table:table-cell>
          <table:table-cell office:value-type="float" office:value="2287" table:formula="of:=MAX([.S8]-[.C9]*2;[.R9]-[.C9])" table:style-name="ce6">
            <text:p>2287</text:p>
          </table:table-cell>
          <table:table-cell office:value-type="float" office:value="2075" table:formula="of:=MAX([.T8]-[.D9]*2)" table:style-name="ce5">
            <text:p>2075</text:p>
          </table:table-cell>
          <table:table-cell office:value-type="float" office:value="2257" table:formula="of:=MAX([.U8]-[.E9]*2;[.T9]-[.E9])" table:style-name="ce6">
            <text:p>2257</text:p>
          </table:table-cell>
          <table:table-cell office:value-type="float" office:value="2400" table:formula="of:=MAX([.V8]-[.F9]*2;[.U9]-[.F9])" table:style-name="ce6">
            <text:p>2400</text:p>
          </table:table-cell>
          <table:table-cell office:value-type="float" office:value="2374" table:formula="of:=MAX([.W8]-[.G9]*2;[.V9]-[.G9])" table:style-name="ce6">
            <text:p>2374</text:p>
          </table:table-cell>
          <table:table-cell office:value-type="float" office:value="2356" table:formula="of:=MAX([.X8]-[.H9]*2;[.W9]-[.H9])" table:style-name="ce6">
            <text:p>2356</text:p>
          </table:table-cell>
          <table:table-cell office:value-type="float" office:value="2337" table:formula="of:=MAX([.Y8]-[.I9]*2;[.X9]-[.I9])" table:style-name="ce6">
            <text:p>2337</text:p>
          </table:table-cell>
          <table:table-cell office:value-type="float" office:value="2264" table:formula="of:=MAX([.Z8]-[.J9]*2;[.Y9]-[.J9])" table:style-name="ce6">
            <text:p>2264</text:p>
          </table:table-cell>
          <table:table-cell office:value-type="float" office:value="2374" table:formula="of:=MAX([.AA8]-[.K9]*2;[.Z9]-[.K9])" table:style-name="ce6">
            <text:p>2374</text:p>
          </table:table-cell>
          <table:table-cell office:value-type="float" office:value="2327" table:formula="of:=MAX([.AB8]-[.L9]*2;[.AA9]-[.L9])" table:style-name="ce6">
            <text:p>2327</text:p>
          </table:table-cell>
          <table:table-cell office:value-type="float" office:value="2285" table:formula="of:=MAX([.AC8]-[.M9]*2;[.AB9]-[.M9])" table:style-name="ce6">
            <text:p>2285</text:p>
          </table:table-cell>
          <table:table-cell office:value-type="float" office:value="2233" table:formula="of:=MAX([.AD8]-[.N9]*2;[.AC9]-[.N9])" table:style-name="ce6">
            <text:p>2233</text:p>
          </table:table-cell>
          <table:table-cell office:value-type="float" office:value="2228" table:formula="of:=MAX([.AE8]-[.O9]*2;[.AD9]-[.O9])" table:style-name="ce7">
            <text:p>2228</text:p>
          </table:table-cell>
          <table:table-cell table:style-name="ce5"/>
          <table:table-cell table:number-columns-repeated="16352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float" office:value="12" table:style-name="ce6">
            <text:p>12</text:p>
          </table:table-cell>
          <table:table-cell office:value-type="float" office:value="76" table:style-name="ce6">
            <text:p>76</text:p>
          </table:table-cell>
          <table:table-cell office:value-type="float" office:value="34" table:style-name="ce8">
            <text:p>34</text:p>
          </table:table-cell>
          <table:table-cell office:value-type="float" office:value="77" table:style-name="ce9">
            <text:p>77</text:p>
          </table:table-cell>
          <table:table-cell office:value-type="float" office:value="2" table:style-name="ce9">
            <text:p>2</text:p>
          </table:table-cell>
          <table:table-cell office:value-type="float" office:value="70" table:style-name="ce6">
            <text:p>70</text:p>
          </table:table-cell>
          <table:table-cell office:value-type="float" office:value="20" table:style-name="ce6">
            <text:p>20</text:p>
          </table:table-cell>
          <table:table-cell office:value-type="float" office:value="78" table:style-name="ce6">
            <text:p>78</text:p>
          </table:table-cell>
          <table:table-cell office:value-type="float" office:value="49" table:style-name="ce6">
            <text:p>49</text:p>
          </table:table-cell>
          <table:table-cell office:value-type="float" office:value="7" table:style-name="ce6">
            <text:p>7</text:p>
          </table:table-cell>
          <table:table-cell office:value-type="float" office:value="74" table:style-name="ce5">
            <text:p>74</text:p>
          </table:table-cell>
          <table:table-cell office:value-type="float" office:value="69" table:style-name="ce6">
            <text:p>69</text:p>
          </table:table-cell>
          <table:table-cell office:value-type="float" office:value="90" table:style-name="ce6">
            <text:p>90</text:p>
          </table:table-cell>
          <table:table-cell office:value-type="float" office:value="45" table:style-name="ce7">
            <text:p>45</text:p>
          </table:table-cell>
          <table:table-cell table:style-name="ce1"/>
          <table:table-cell office:value-type="float" office:value="1888" table:formula="of:=[.Q9]-[.A10]*2" table:style-name="ce5">
            <text:p>1888</text:p>
          </table:table-cell>
          <table:table-cell office:value-type="float" office:value="1988" table:formula="of:=MAX([.R9]-[.B10]*2;[.Q10]-[.B10])" table:style-name="ce6">
            <text:p>1988</text:p>
          </table:table-cell>
          <table:table-cell office:value-type="float" office:value="2135" table:formula="of:=MAX([.S9]-[.C10]*2;[.R10]-[.C10])" table:style-name="ce6">
            <text:p>2135</text:p>
          </table:table-cell>
          <table:table-cell office:value-type="float" office:value="2007" table:formula="of:=MAX([.T9]-[.D10]*2)" table:style-name="ce5">
            <text:p>2007</text:p>
          </table:table-cell>
          <table:table-cell office:value-type="float" office:value="2103" table:formula="of:=MAX([.U9]-[.E10]*2;[.T10]-[.E10])" table:style-name="ce9">
            <text:p>2103</text:p>
          </table:table-cell>
          <table:table-cell office:value-type="float" office:value="2396" table:formula="of:=MAX([.V9]-[.F10]*2;[.U10]-[.F10])" table:style-name="ce9">
            <text:p>2396</text:p>
          </table:table-cell>
          <table:table-cell office:value-type="float" office:value="2326" table:formula="of:=MAX([.W9]-[.G10]*2;[.V10]-[.G10])" table:style-name="ce6">
            <text:p>2326</text:p>
          </table:table-cell>
          <table:table-cell office:value-type="float" office:value="2316" table:formula="of:=MAX([.X9]-[.H10]*2;[.W10]-[.H10])" table:style-name="ce6">
            <text:p>2316</text:p>
          </table:table-cell>
          <table:table-cell office:value-type="float" office:value="2238" table:formula="of:=MAX([.Y9]-[.I10]*2;[.X10]-[.I10])" table:style-name="ce6">
            <text:p>2238</text:p>
          </table:table-cell>
          <table:table-cell office:value-type="float" office:value="2189" table:formula="of:=MAX([.Z9]-[.J10]*2;[.Y10]-[.J10])" table:style-name="ce6">
            <text:p>2189</text:p>
          </table:table-cell>
          <table:table-cell office:value-type="float" office:value="2360" table:formula="of:=MAX([.AA9]-[.K10]*2;[.Z10]-[.K10])" table:style-name="ce6">
            <text:p>2360</text:p>
          </table:table-cell>
          <table:table-cell office:value-type="float" office:value="2179" table:formula="of:=MAX([.AB9]-[.L10]*2)" table:style-name="ce5">
            <text:p>2179</text:p>
          </table:table-cell>
          <table:table-cell office:value-type="float" office:value="2147" table:formula="of:=MAX([.AC9]-[.M10]*2;[.AB10]-[.M10])" table:style-name="ce6">
            <text:p>2147</text:p>
          </table:table-cell>
          <table:table-cell office:value-type="float" office:value="2057" table:formula="of:=MAX([.AD9]-[.N10]*2;[.AC10]-[.N10])" table:style-name="ce6">
            <text:p>2057</text:p>
          </table:table-cell>
          <table:table-cell office:value-type="float" office:value="2138" table:formula="of:=MAX([.AE9]-[.O10]*2;[.AD10]-[.O10])" table:style-name="ce7">
            <text:p>2138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76" table:style-name="ce6">
            <text:p>76</text:p>
          </table:table-cell>
          <table:table-cell office:value-type="float" office:value="32" table:style-name="ce6">
            <text:p>32</text:p>
          </table:table-cell>
          <table:table-cell office:value-type="float" office:value="31" table:style-name="ce6">
            <text:p>31</text:p>
          </table:table-cell>
          <table:table-cell office:value-type="float" office:value="46" table:style-name="ce6">
            <text:p>46</text:p>
          </table:table-cell>
          <table:table-cell office:value-type="float" office:value="59" table:style-name="ce6">
            <text:p>59</text:p>
          </table:table-cell>
          <table:table-cell office:value-type="float" office:value="35" table:style-name="ce6">
            <text:p>35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32" table:style-name="ce6">
            <text:p>32</text:p>
          </table:table-cell>
          <table:table-cell office:value-type="float" office:value="93" table:style-name="ce6">
            <text:p>93</text:p>
          </table:table-cell>
          <table:table-cell office:value-type="float" office:value="6" table:style-name="ce5">
            <text:p>6</text:p>
          </table:table-cell>
          <table:table-cell office:value-type="float" office:value="19" table:style-name="ce6">
            <text:p>19</text:p>
          </table:table-cell>
          <table:table-cell office:value-type="float" office:value="40" table:style-name="ce6">
            <text:p>40</text:p>
          </table:table-cell>
          <table:table-cell office:value-type="float" office:value="60" table:style-name="ce7">
            <text:p>60</text:p>
          </table:table-cell>
          <table:table-cell table:style-name="ce1"/>
          <table:table-cell office:value-type="float" office:value="1708" table:formula="of:=[.Q10]-[.A11]*2" table:style-name="ce5">
            <text:p>1708</text:p>
          </table:table-cell>
          <table:table-cell office:value-type="float" office:value="1836" table:formula="of:=MAX([.R10]-[.B11]*2;[.Q11]-[.B11])" table:style-name="ce6">
            <text:p>1836</text:p>
          </table:table-cell>
          <table:table-cell office:value-type="float" office:value="2071" table:formula="of:=MAX([.S10]-[.C11]*2;[.R11]-[.C11])" table:style-name="ce6">
            <text:p>2071</text:p>
          </table:table-cell>
          <table:table-cell office:value-type="float" office:value="2040" table:formula="of:=MAX([.S11]-[.D11])" table:style-name="ce6">
            <text:p>2040</text:p>
          </table:table-cell>
          <table:table-cell office:value-type="float" office:value="1994" table:formula="of:=MAX([.T11]-[.E11])" table:style-name="ce6">
            <text:p>1994</text:p>
          </table:table-cell>
          <table:table-cell office:value-type="float" office:value="1935" table:formula="of:=MAX([.U11]-[.F11])" table:style-name="ce6">
            <text:p>1935</text:p>
          </table:table-cell>
          <table:table-cell office:value-type="float" office:value="2256" table:formula="of:=MAX([.W10]-[.G11]*2;[.V11]-[.G11])" table:style-name="ce6">
            <text:p>2256</text:p>
          </table:table-cell>
          <table:table-cell office:value-type="float" office:value="2298" table:formula="of:=MAX([.X10]-[.H11]*2;[.W11]-[.H11])" table:style-name="ce6">
            <text:p>2298</text:p>
          </table:table-cell>
          <table:table-cell office:value-type="float" office:value="2288" table:formula="of:=MAX([.Y10]-[.I11]*2;[.X11]-[.I11])" table:style-name="ce6">
            <text:p>2288</text:p>
          </table:table-cell>
          <table:table-cell office:value-type="float" office:value="2256" table:formula="of:=MAX([.Z10]-[.J11]*2;[.Y11]-[.J11])" table:style-name="ce6">
            <text:p>2256</text:p>
          </table:table-cell>
          <table:table-cell office:value-type="float" office:value="2174" table:formula="of:=MAX([.AA10]-[.K11]*2;[.Z11]-[.K11])" table:style-name="ce6">
            <text:p>2174</text:p>
          </table:table-cell>
          <table:table-cell office:value-type="float" office:value="2167" table:formula="of:=MAX([.AB10]-[.L11]*2)" table:style-name="ce5">
            <text:p>2167</text:p>
          </table:table-cell>
          <table:table-cell office:value-type="float" office:value="2148" table:formula="of:=MAX([.AC10]-[.M11]*2;[.AB11]-[.M11])" table:style-name="ce6">
            <text:p>2148</text:p>
          </table:table-cell>
          <table:table-cell office:value-type="float" office:value="2108" table:formula="of:=MAX([.AD10]-[.N11]*2;[.AC11]-[.N11])" table:style-name="ce6">
            <text:p>2108</text:p>
          </table:table-cell>
          <table:table-cell office:value-type="float" office:value="2048" table:formula="of:=MAX([.AE10]-[.O11]*2;[.AD11]-[.O11])" table:style-name="ce7">
            <text:p>2048</text:p>
          </table:table-cell>
          <table:table-cell table:style-name="ce5"/>
          <table:table-cell table:number-columns-repeated="1635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float" office:value="21" table:style-name="ce6">
            <text:p>21</text:p>
          </table:table-cell>
          <table:table-cell office:value-type="float" office:value="74" table:style-name="ce6">
            <text:p>74</text:p>
          </table:table-cell>
          <table:table-cell office:value-type="float" office:value="59" table:style-name="ce6">
            <text:p>59</text:p>
          </table:table-cell>
          <table:table-cell office:value-type="float" office:value="98" table:style-name="ce6">
            <text:p>98</text:p>
          </table:table-cell>
          <table:table-cell office:value-type="float" office:value="15" table:style-name="ce6">
            <text:p>15</text:p>
          </table:table-cell>
          <table:table-cell office:value-type="float" office:value="49" table:style-name="ce6">
            <text:p>49</text:p>
          </table:table-cell>
          <table:table-cell office:value-type="float" office:value="70" table:style-name="ce6">
            <text:p>70</text:p>
          </table:table-cell>
          <table:table-cell office:value-type="float" office:value="31" table:style-name="ce6">
            <text:p>31</text:p>
          </table:table-cell>
          <table:table-cell office:value-type="float" office:value="48" table:style-name="ce6">
            <text:p>48</text:p>
          </table:table-cell>
          <table:table-cell office:value-type="float" office:value="63" table:style-name="ce6">
            <text:p>63</text:p>
          </table:table-cell>
          <table:table-cell office:value-type="float" office:value="52" table:style-name="ce8">
            <text:p>52</text:p>
          </table:table-cell>
          <table:table-cell office:value-type="float" office:value="70" table:style-name="ce9">
            <text:p>70</text:p>
          </table:table-cell>
          <table:table-cell office:value-type="float" office:value="33" table:style-name="ce9">
            <text:p>33</text:p>
          </table:table-cell>
          <table:table-cell office:value-type="float" office:value="69" table:style-name="ce7">
            <text:p>69</text:p>
          </table:table-cell>
          <table:table-cell table:style-name="ce1"/>
          <table:table-cell office:value-type="float" office:value="1574" table:formula="of:=[.Q11]-[.A12]*2" table:style-name="ce5">
            <text:p>1574</text:p>
          </table:table-cell>
          <table:table-cell office:value-type="float" office:value="1794" table:formula="of:=MAX([.R11]-[.B12]*2;[.Q12]-[.B12])" table:style-name="ce6">
            <text:p>1794</text:p>
          </table:table-cell>
          <table:table-cell office:value-type="float" office:value="1923" table:formula="of:=MAX([.S11]-[.C12]*2;[.R12]-[.C12])" table:style-name="ce6">
            <text:p>1923</text:p>
          </table:table-cell>
          <table:table-cell office:value-type="float" office:value="1922" table:formula="of:=MAX([.T11]-[.D12]*2;[.S12]-[.D12])" table:style-name="ce6">
            <text:p>1922</text:p>
          </table:table-cell>
          <table:table-cell office:value-type="float" office:value="1824" table:formula="of:=MAX([.U11]-[.E12]*2;[.T12]-[.E12])" table:style-name="ce6">
            <text:p>1824</text:p>
          </table:table-cell>
          <table:table-cell office:value-type="float" office:value="1905" table:formula="of:=MAX([.V11]-[.F12]*2;[.U12]-[.F12])" table:style-name="ce6">
            <text:p>1905</text:p>
          </table:table-cell>
          <table:table-cell office:value-type="float" office:value="2158" table:formula="of:=MAX([.W11]-[.G12]*2;[.V12]-[.G12])" table:style-name="ce6">
            <text:p>2158</text:p>
          </table:table-cell>
          <table:table-cell office:value-type="float" office:value="2158" table:formula="of:=MAX([.X11]-[.H12]*2;[.W12]-[.H12])" table:style-name="ce6">
            <text:p>2158</text:p>
          </table:table-cell>
          <table:table-cell office:value-type="float" office:value="2226" table:formula="of:=MAX([.Y11]-[.I12]*2;[.X12]-[.I12])" table:style-name="ce6">
            <text:p>2226</text:p>
          </table:table-cell>
          <table:table-cell office:value-type="float" office:value="2178" table:formula="of:=MAX([.Z11]-[.J12]*2;[.Y12]-[.J12])" table:style-name="ce6">
            <text:p>2178</text:p>
          </table:table-cell>
          <table:table-cell office:value-type="float" office:value="2115" table:formula="of:=MAX([.AA11]-[.K12]*2;[.Z12]-[.K12])" table:style-name="ce6">
            <text:p>2115</text:p>
          </table:table-cell>
          <table:table-cell office:value-type="float" office:value="2063" table:formula="of:=MAX([.AB11]-[.L12]*2)" table:style-name="ce5">
            <text:p>2063</text:p>
          </table:table-cell>
          <table:table-cell office:value-type="float" office:value="2008" table:formula="of:=MAX([.AC11]-[.M12]*2;[.AB12]-[.M12])" table:style-name="ce9">
            <text:p>2008</text:p>
          </table:table-cell>
          <table:table-cell office:value-type="float" office:value="2042" table:formula="of:=MAX([.AD11]-[.N12]*2;[.AC12]-[.N12])" table:style-name="ce9">
            <text:p>2042</text:p>
          </table:table-cell>
          <table:table-cell office:value-type="float" office:value="1973" table:formula="of:=MAX([.AE11]-[.O12]*2;[.AD12]-[.O12])" table:style-name="ce7">
            <text:p>1973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9" table:style-name="ce6">
            <text:p>39</text:p>
          </table:table-cell>
          <table:table-cell office:value-type="float" office:value="51" table:style-name="ce6">
            <text:p>51</text:p>
          </table:table-cell>
          <table:table-cell office:value-type="float" office:value="77" table:style-name="ce6">
            <text:p>77</text:p>
          </table:table-cell>
          <table:table-cell office:value-type="float" office:value="78" table:style-name="ce6">
            <text:p>78</text:p>
          </table:table-cell>
          <table:table-cell office:value-type="float" office:value="36" table:style-name="ce6">
            <text:p>36</text:p>
          </table:table-cell>
          <table:table-cell office:value-type="float" office:value="46" table:style-name="ce6">
            <text:p>46</text:p>
          </table:table-cell>
          <table:table-cell office:value-type="float" office:value="50" table:style-name="ce6">
            <text:p>50</text:p>
          </table:table-cell>
          <table:table-cell office:value-type="float" office:value="12" table:style-name="ce6">
            <text:p>12</text:p>
          </table:table-cell>
          <table:table-cell office:value-type="float" office:value="56" table:style-name="ce6">
            <text:p>56</text:p>
          </table:table-cell>
          <table:table-cell office:value-type="float" office:value="75" table:style-name="ce6">
            <text:p>75</text:p>
          </table:table-cell>
          <table:table-cell office:value-type="float" office:value="77" table:style-name="ce6">
            <text:p>77</text:p>
          </table:table-cell>
          <table:table-cell office:value-type="float" office:value="36" table:style-name="ce6">
            <text:p>36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float" office:value="1482" table:formula="of:=[.Q12]-[.A13]*2" table:style-name="ce5">
            <text:p>1482</text:p>
          </table:table-cell>
          <table:table-cell office:value-type="float" office:value="1716" table:formula="of:=MAX([.R12]-[.B13]*2;[.Q13]-[.B13])" table:style-name="ce6">
            <text:p>1716</text:p>
          </table:table-cell>
          <table:table-cell office:value-type="float" office:value="1821" table:formula="of:=MAX([.S12]-[.C13]*2;[.R13]-[.C13])" table:style-name="ce6">
            <text:p>1821</text:p>
          </table:table-cell>
          <table:table-cell office:value-type="float" office:value="1768" table:formula="of:=MAX([.T12]-[.D13]*2;[.S13]-[.D13])" table:style-name="ce6">
            <text:p>1768</text:p>
          </table:table-cell>
          <table:table-cell office:value-type="float" office:value="1690" table:formula="of:=MAX([.U12]-[.E13]*2;[.T13]-[.E13])" table:style-name="ce6">
            <text:p>1690</text:p>
          </table:table-cell>
          <table:table-cell office:value-type="float" office:value="1833" table:formula="of:=MAX([.V12]-[.F13]*2;[.U13]-[.F13])" table:style-name="ce6">
            <text:p>1833</text:p>
          </table:table-cell>
          <table:table-cell office:value-type="float" office:value="2066" table:formula="of:=MAX([.W12]-[.G13]*2;[.V13]-[.G13])" table:style-name="ce6">
            <text:p>2066</text:p>
          </table:table-cell>
          <table:table-cell office:value-type="float" office:value="2058" table:formula="of:=MAX([.X12]-[.H13]*2;[.W13]-[.H13])" table:style-name="ce6">
            <text:p>2058</text:p>
          </table:table-cell>
          <table:table-cell office:value-type="float" office:value="2202" table:formula="of:=MAX([.Y12]-[.I13]*2;[.X13]-[.I13])" table:style-name="ce6">
            <text:p>2202</text:p>
          </table:table-cell>
          <table:table-cell office:value-type="float" office:value="2146" table:formula="of:=MAX([.Z12]-[.J13]*2;[.Y13]-[.J13])" table:style-name="ce6">
            <text:p>2146</text:p>
          </table:table-cell>
          <table:table-cell office:value-type="float" office:value="2071" table:formula="of:=MAX([.AA12]-[.K13]*2;[.Z13]-[.K13])" table:style-name="ce6">
            <text:p>2071</text:p>
          </table:table-cell>
          <table:table-cell office:value-type="float" office:value="1994" table:formula="of:=MAX([.AA13]-[.L13])" table:style-name="ce6">
            <text:p>1994</text:p>
          </table:table-cell>
          <table:table-cell office:value-type="float" office:value="1958" table:formula="of:=MAX([.AB13]-[.M13])" table:style-name="ce6">
            <text:p>1958</text:p>
          </table:table-cell>
          <table:table-cell office:value-type="float" office:value="1953" table:formula="of:=MAX([.AC13]-[.N13])" table:style-name="ce6">
            <text:p>1953</text:p>
          </table:table-cell>
          <table:table-cell office:value-type="float" office:value="1951" table:formula="of:=MAX([.AE12]-[.O13]*2;[.AD13]-[.O13])" table:style-name="ce7">
            <text:p>1951</text:p>
          </table:table-cell>
          <table:table-cell table:style-name="ce5"/>
          <table:table-cell table:number-columns-repeated="1635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62" table:style-name="ce6">
            <text:p>62</text:p>
          </table:table-cell>
          <table:table-cell office:value-type="float" office:value="85" table:style-name="ce6">
            <text:p>85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74" table:style-name="ce6">
            <text:p>74</text:p>
          </table:table-cell>
          <table:table-cell office:value-type="float" office:value="39" table:style-name="ce6">
            <text:p>39</text:p>
          </table:table-cell>
          <table:table-cell office:value-type="float" office:value="94" table:style-name="ce6">
            <text:p>94</text:p>
          </table:table-cell>
          <table:table-cell office:value-type="float" office:value="53" table:style-name="ce6">
            <text:p>53</text:p>
          </table:table-cell>
          <table:table-cell office:value-type="float" office:value="89" table:style-name="ce6">
            <text:p>89</text:p>
          </table:table-cell>
          <table:table-cell office:value-type="float" office:value="53" table:style-name="ce6">
            <text:p>53</text:p>
          </table:table-cell>
          <table:table-cell office:value-type="float" office:value="55" table:style-name="ce6">
            <text:p>55</text:p>
          </table:table-cell>
          <table:table-cell office:value-type="float" office:value="3" table:style-name="ce6">
            <text:p>3</text:p>
          </table:table-cell>
          <table:table-cell office:value-type="float" office:value="49" table:style-name="ce6">
            <text:p>49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1430" table:formula="of:=[.Q13]-[.A14]*2" table:style-name="ce5">
            <text:p>1430</text:p>
          </table:table-cell>
          <table:table-cell office:value-type="float" office:value="1592" table:formula="of:=MAX([.R13]-[.B14]*2;[.Q14]-[.B14])" table:style-name="ce6">
            <text:p>1592</text:p>
          </table:table-cell>
          <table:table-cell office:value-type="float" office:value="1651" table:formula="of:=MAX([.S13]-[.C14]*2;[.R14]-[.C14])" table:style-name="ce6">
            <text:p>1651</text:p>
          </table:table-cell>
          <table:table-cell office:value-type="float" office:value="1754" table:formula="of:=MAX([.T13]-[.D14]*2;[.S14]-[.D14])" table:style-name="ce6">
            <text:p>1754</text:p>
          </table:table-cell>
          <table:table-cell office:value-type="float" office:value="1739" table:formula="of:=MAX([.U13]-[.E14]*2;[.T14]-[.E14])" table:style-name="ce6">
            <text:p>1739</text:p>
          </table:table-cell>
          <table:table-cell office:value-type="float" office:value="1685" table:formula="of:=MAX([.V13]-[.F14]*2;[.U14]-[.F14])" table:style-name="ce6">
            <text:p>1685</text:p>
          </table:table-cell>
          <table:table-cell office:value-type="float" office:value="1988" table:formula="of:=MAX([.W13]-[.G14]*2;[.V14]-[.G14])" table:style-name="ce6">
            <text:p>1988</text:p>
          </table:table-cell>
          <table:table-cell office:value-type="float" office:value="1894" table:formula="of:=MAX([.X13]-[.H14]*2;[.W14]-[.H14])" table:style-name="ce6">
            <text:p>1894</text:p>
          </table:table-cell>
          <table:table-cell office:value-type="float" office:value="2096" table:formula="of:=MAX([.Y13]-[.I14]*2;[.X14]-[.I14])" table:style-name="ce6">
            <text:p>2096</text:p>
          </table:table-cell>
          <table:table-cell office:value-type="float" office:value="2007" table:formula="of:=MAX([.Z13]-[.J14]*2;[.Y14]-[.J14])" table:style-name="ce6">
            <text:p>2007</text:p>
          </table:table-cell>
          <table:table-cell office:value-type="float" office:value="1965" table:formula="of:=MAX([.AA13]-[.K14]*2;[.Z14]-[.K14])" table:style-name="ce6">
            <text:p>1965</text:p>
          </table:table-cell>
          <table:table-cell office:value-type="float" office:value="1910" table:formula="of:=MAX([.AB13]-[.L14]*2;[.AA14]-[.L14])" table:style-name="ce6">
            <text:p>1910</text:p>
          </table:table-cell>
          <table:table-cell office:value-type="float" office:value="1952" table:formula="of:=MAX([.AC13]-[.M14]*2;[.AB14]-[.M14])" table:style-name="ce6">
            <text:p>1952</text:p>
          </table:table-cell>
          <table:table-cell office:value-type="float" office:value="1903" table:formula="of:=MAX([.AD13]-[.N14]*2;[.AC14]-[.N14])" table:style-name="ce6">
            <text:p>1903</text:p>
          </table:table-cell>
          <table:table-cell office:value-type="float" office:value="1943" table:formula="of:=MAX([.AE13]-[.O14]*2;[.AD14]-[.O14])" table:style-name="ce7">
            <text:p>1943</text:p>
          </table:table-cell>
          <table:table-cell table:style-name="ce5"/>
          <table:table-cell table:number-columns-repeated="16352"/>
        </table:table-row>
        <table:table-row table:style-name="ro2">
          <table:table-cell office:value-type="float" office:value="21" table:style-name="ce8">
            <text:p>21</text:p>
          </table:table-cell>
          <table:table-cell office:value-type="float" office:value="94" table:style-name="ce9">
            <text:p>94</text:p>
          </table:table-cell>
          <table:table-cell office:value-type="float" office:value="40" table:style-name="ce9">
            <text:p>40</text:p>
          </table:table-cell>
          <table:table-cell office:value-type="float" office:value="22" table:style-name="ce9">
            <text:p>22</text:p>
          </table:table-cell>
          <table:table-cell office:value-type="float" office:value="35" table:style-name="ce9">
            <text:p>35</text:p>
          </table:table-cell>
          <table:table-cell office:value-type="float" office:value="50" table:style-name="ce9">
            <text:p>50</text:p>
          </table:table-cell>
          <table:table-cell office:value-type="float" office:value="85" table:style-name="ce9">
            <text:p>85</text:p>
          </table:table-cell>
          <table:table-cell office:value-type="float" office:value="61" table:style-name="ce9">
            <text:p>61</text:p>
          </table:table-cell>
          <table:table-cell office:value-type="float" office:value="29" table:style-name="ce9">
            <text:p>29</text:p>
          </table:table-cell>
          <table:table-cell office:value-type="float" office:value="14" table:style-name="ce9">
            <text:p>14</text:p>
          </table:table-cell>
          <table:table-cell office:value-type="float" office:value="18" table:style-name="ce9">
            <text:p>18</text:p>
          </table:table-cell>
          <table:table-cell office:value-type="float" office:value="62" table:style-name="ce9">
            <text:p>62</text:p>
          </table:table-cell>
          <table:table-cell office:value-type="float" office:value="52" table:style-name="ce9">
            <text:p>52</text:p>
          </table:table-cell>
          <table:table-cell office:value-type="float" office:value="94" table:style-name="ce9">
            <text:p>94</text:p>
          </table:table-cell>
          <table:table-cell office:value-type="float" office:value="16" table:style-name="ce10">
            <text:p>16</text:p>
          </table:table-cell>
          <table:table-cell table:style-name="ce1"/>
          <table:table-cell office:value-type="float" office:value="1388" table:formula="of:=[.Q14]-[.A15]*2" table:style-name="ce8">
            <text:p>1388</text:p>
          </table:table-cell>
          <table:table-cell office:value-type="float" office:value="1404" table:formula="of:=MAX([.R14]-[.B15]*2;[.Q15]-[.B15])" table:style-name="ce9">
            <text:p>1404</text:p>
          </table:table-cell>
          <table:table-cell office:value-type="float" office:value="1571" table:formula="of:=MAX([.S14]-[.C15]*2;[.R15]-[.C15])" table:style-name="ce9">
            <text:p>1571</text:p>
          </table:table-cell>
          <table:table-cell office:value-type="float" office:value="1710" table:formula="of:=MAX([.T14]-[.D15]*2;[.S15]-[.D15])" table:style-name="ce9">
            <text:p>1710</text:p>
          </table:table-cell>
          <table:table-cell office:value-type="float" office:value="1675" table:formula="of:=MAX([.U14]-[.E15]*2;[.T15]-[.E15])" table:style-name="ce9">
            <text:p>1675</text:p>
          </table:table-cell>
          <table:table-cell office:value-type="float" office:value="1625" table:formula="of:=MAX([.V14]-[.F15]*2;[.U15]-[.F15])" table:style-name="ce9">
            <text:p>1625</text:p>
          </table:table-cell>
          <table:table-cell office:value-type="float" office:value="1818" table:formula="of:=MAX([.W14]-[.G15]*2;[.V15]-[.G15])" table:style-name="ce9">
            <text:p>1818</text:p>
          </table:table-cell>
          <table:table-cell office:value-type="float" office:value="1772" table:formula="of:=MAX([.X14]-[.H15]*2;[.W15]-[.H15])" table:style-name="ce9">
            <text:p>1772</text:p>
          </table:table-cell>
          <table:table-cell office:value-type="float" office:value="2038" table:formula="of:=MAX([.Y14]-[.I15]*2;[.X15]-[.I15])" table:style-name="ce9">
            <text:p>2038</text:p>
          </table:table-cell>
          <table:table-cell office:value-type="float" office:value="2024" table:formula="of:=MAX([.Z14]-[.J15]*2;[.Y15]-[.J15])" table:style-name="ce9">
            <text:p>2024</text:p>
          </table:table-cell>
          <table:table-cell office:value-type="float" office:value="2006" table:formula="of:=MAX([.AA14]-[.K15]*2;[.Z15]-[.K15])" table:style-name="ce9">
            <text:p>2006</text:p>
          </table:table-cell>
          <table:table-cell office:value-type="float" office:value="1944" table:formula="of:=MAX([.AB14]-[.L15]*2;[.AA15]-[.L15])" table:style-name="ce9">
            <text:p>1944</text:p>
          </table:table-cell>
          <table:table-cell office:value-type="float" office:value="1892" table:formula="of:=MAX([.AC14]-[.M15]*2;[.AB15]-[.M15])" table:style-name="ce9">
            <text:p>1892</text:p>
          </table:table-cell>
          <table:table-cell office:value-type="float" office:value="1798" table:formula="of:=MAX([.AD14]-[.N15]*2;[.AC15]-[.N15])" table:style-name="ce9">
            <text:p>1798</text:p>
          </table:table-cell>
          <table:table-cell office:value-type="float" office:value="1911" table:formula="of:=MAX([.AE14]-[.O15]*2;[.AD15]-[.O15])" table:style-name="ce10">
            <text:p>1911</text:p>
          </table:table-cell>
          <table:table-cell table:number-columns-repeated="1635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Fujitsu</meta:initial-creator>
    <dc:creator>L'AYT X</dc:creator>
    <meta:creation-date>2020-10-02T04:54:33Z</meta:creation-date>
    <dc:date>2026-04-09T11:03:59Z</dc:date>
  </office:meta>
</office:document-meta>
</file>